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automatic-styles>
    <style:style style:name="Table1" style:family="table">
      <style:table-properties style:width="6in" fo:margin-left="-0.0417in" fo:margin-top="0in" fo:margin-bottom="0in" table:align="left"/>
    </style:style>
    <style:style style:name="Table1.A" style:family="table-column">
      <style:table-column-properties style:column-width="0.7271in"/>
    </style:style>
    <style:style style:name="Table1.B" style:family="table-column">
      <style:table-column-properties style:column-width="5.2729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style:paragraph-properties fo:margin-left="0in" fo:margin-right="0in" fo:orphans="2" fo:widows="2" fo:text-indent="0in" style:auto-text-indent="false"/>
      <style:text-properties officeooo:rsid="0019a978" officeooo:paragraph-rsid="0019a978"/>
    </style:style>
    <style:style style:name="P2" style:family="paragraph" style:parent-style-name="Text_20_body">
      <style:text-properties officeooo:rsid="001a63e3" officeooo:paragraph-rsid="001a63e3"/>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6"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7" style:family="paragraph" style:parent-style-name="Standard">
      <style:paragraph-properties fo:margin-left="0in" fo:margin-right="0in" fo:orphans="2" fo:widows="2" fo:text-indent="0in" style:auto-text-indent="false"/>
      <style:text-properties officeooo:paragraph-rsid="0019a978"/>
    </style:style>
    <style:style style:name="P8" style:family="paragraph" style:parent-style-name="Heading_20_2">
      <style:text-properties officeooo:paragraph-rsid="001a63e3"/>
    </style:style>
    <style:style style:name="P9" style:family="paragraph" style:parent-style-name="Standard">
      <style:paragraph-properties fo:margin-left="0in" fo:margin-right="0in" fo:orphans="2" fo:widows="2" fo:text-indent="0in" style:auto-text-indent="false"/>
      <style:text-properties officeooo:rsid="00288450" officeooo:paragraph-rsid="00288450"/>
    </style:style>
    <style:style style:name="P10" style:family="paragraph" style:parent-style-name="Standard">
      <style:paragraph-properties fo:margin-left="0in" fo:margin-right="0in" fo:orphans="2" fo:widows="2" fo:text-indent="0in" style:auto-text-indent="false"/>
      <style:text-properties fo:font-size="13pt" officeooo:paragraph-rsid="00288450" style:font-size-asian="13pt" style:font-size-complex="13pt"/>
    </style:style>
    <style:style style:name="P11" style:family="paragraph" style:parent-style-name="Standard">
      <style:paragraph-properties fo:margin-left="0in" fo:margin-right="0in" fo:orphans="2" fo:widows="2" fo:text-indent="0in" style:auto-text-indent="false"/>
      <style:text-properties officeooo:paragraph-rsid="0019a978"/>
    </style:style>
    <style:style style:name="P1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13" style:family="paragraph" style:parent-style-name="Standard">
      <style:paragraph-properties fo:margin-left="0in" fo:margin-right="0in" fo:orphans="2" fo:widows="2" fo:text-indent="0in" style:auto-text-indent="false"/>
      <style:text-properties fo:font-variant="normal" fo:text-transform="none" fo:color="#0f0f0f" loext:opacity="100%" style:font-name="Liberation Serif" fo:font-size="12pt" fo:letter-spacing="normal" fo:font-style="normal" fo:font-weight="normal" officeooo:rsid="001bd6b0" officeooo:paragraph-rsid="0019a978" style:font-size-asian="12pt" style:font-weight-asian="normal" style:font-size-complex="12pt" style:font-weight-complex="normal"/>
    </style:style>
    <style:style style:name="P14" style:family="paragraph" style:parent-style-name="Standard">
      <style:paragraph-properties fo:text-align="end" style:justify-single-word="false">
        <style:tab-stops/>
      </style:paragraph-properties>
    </style:style>
    <style:style style:name="P15" style:family="paragraph" style:parent-style-name="Standard">
      <style:paragraph-properties fo:text-align="start" style:justify-single-word="false">
        <style:tab-stops/>
      </style:paragraph-properties>
    </style:style>
    <style:style style:name="P16" style:family="paragraph" style:parent-style-name="Standard">
      <style:paragraph-properties fo:margin-left="0in" fo:margin-right="0in" fo:orphans="2" fo:widows="2" fo:text-indent="0in" style:auto-text-indent="false"/>
      <style:text-properties officeooo:rsid="0019a978" officeooo:paragraph-rsid="0019a978"/>
    </style:style>
    <style:style style:name="P17" style:family="paragraph" style:parent-style-name="Standard">
      <style:paragraph-properties fo:margin-left="0in" fo:margin-right="0in" fo:orphans="2" fo:widows="2" fo:text-indent="0in" style:auto-text-indent="false"/>
      <style:text-properties style:font-name="Liberation Serif" fo:font-size="12pt" fo:font-weight="normal" officeooo:rsid="0019a978" officeooo:paragraph-rsid="0019a978" style:font-size-asian="12pt" style:font-weight-asian="normal" style:font-size-complex="12pt" style:font-weight-complex="normal"/>
    </style:style>
    <style:style style:name="P18" style:family="paragraph" style:parent-style-name="Text_20_body">
      <style:text-properties officeooo:rsid="001a63e3" officeooo:paragraph-rsid="001a63e3"/>
    </style:style>
    <style:style style:name="P19" style:family="paragraph" style:parent-style-name="Title">
      <style:text-properties style:font-name="Liberation Sans" fo:font-size="28pt" officeooo:paragraph-rsid="0026b8a9" style:font-size-asian="28pt" style:font-size-complex="28pt"/>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bold" fo:background-color="transparent" loext:char-shading-value="0" style:font-style-asian="normal" style:font-weight-asian="normal" style:text-emphasize="none" loext:padding="0in" loext:border="none"/>
    </style:style>
    <style:style style:name="T3" style:family="text">
      <style:text-properties fo:font-variant="normal" fo:text-transform="none" fo:color="#0f0f0f" loext:opacity="100%" style:font-name="Roboto" fo:font-size="10.5pt" fo:letter-spacing="normal" fo:font-style="normal" fo:font-weight="normal" officeooo:rsid="0019a978"/>
    </style:style>
    <style:style style:name="T4" style:family="text">
      <style:text-properties fo:font-variant="normal" fo:text-transform="none" fo:color="#0f0f0f" loext:opacity="100%" style:font-name="Roboto" fo:letter-spacing="normal" fo:font-style="normal" fo:font-weight="normal" officeooo:rsid="0019a978"/>
    </style:style>
    <style:style style:name="T5" style:family="text">
      <style:text-properties fo:font-variant="normal" fo:text-transform="none" fo:color="#0f0f0f" loext:opacity="100%" style:font-name="Roboto" fo:letter-spacing="normal" fo:font-style="normal" fo:font-weight="normal" officeooo:rsid="0026b8a9"/>
    </style:style>
    <style:style style:name="T6" style:family="text">
      <style:text-properties fo:font-variant="normal" fo:text-transform="none" fo:color="#0f0f0f" loext:opacity="100%" style:font-name="Roboto" fo:letter-spacing="normal" fo:font-style="normal" fo:font-weight="normal" officeooo:rsid="00288450"/>
    </style:style>
    <style:style style:name="T7" style:family="text">
      <style:text-properties fo:font-variant="normal" fo:text-transform="none" fo:color="#0f0f0f" loext:opacity="100%" style:font-name="Roboto" fo:font-size="13pt" fo:letter-spacing="normal" fo:font-style="normal" fo:font-weight="normal" officeooo:rsid="00288450" style:font-size-asian="13pt" style:font-size-complex="13pt"/>
    </style:style>
    <style:style style:name="T8" style:family="text">
      <style:text-properties fo:font-variant="normal" fo:text-transform="none" fo:color="#0f0f0f" loext:opacity="100%" style:font-name="Roboto" fo:font-size="13pt" fo:letter-spacing="normal" fo:font-style="normal" fo:font-weight="normal" officeooo:rsid="0019a978" style:font-size-asian="13pt" style:font-size-complex="13pt"/>
    </style:style>
    <style:style style:name="T9" style:family="text">
      <style:text-properties fo:font-variant="normal" fo:text-transform="none" fo:color="#0f0f0f" loext:opacity="100%" style:font-name="Roboto" fo:font-size="13pt" fo:letter-spacing="normal" fo:font-style="normal" fo:font-weight="normal" officeooo:rsid="0026b8a9" style:font-size-asian="13pt" style:font-size-complex="13pt"/>
    </style:style>
    <style:style style:name="T10" style:family="text">
      <style:text-properties fo:font-variant="normal" fo:text-transform="none" fo:color="#0f0f0f" loext:opacity="100%" style:font-name="Roboto" fo:font-size="9pt" fo:letter-spacing="normal" fo:font-style="normal" fo:font-weight="bold"/>
    </style:style>
    <style:style style:name="T11" style:family="text">
      <style:text-properties fo:font-variant="normal" fo:text-transform="none" fo:color="#0f0f0f" loext:opacity="100%" style:font-name="Roboto" fo:font-size="9pt" fo:letter-spacing="normal" fo:font-style="normal" fo:font-weight="bold" officeooo:rsid="00288450"/>
    </style:style>
    <style:style style:name="T12" style:family="text">
      <style:text-properties fo:font-variant="normal" fo:text-transform="none" fo:color="#0f0f0f" loext:opacity="100%" fo:font-size="9pt" fo:letter-spacing="normal" fo:font-style="normal" fo:font-weight="bold"/>
    </style:style>
    <style:style style:name="T13" style:family="text">
      <style:text-properties fo:font-variant="normal" fo:text-transform="none" fo:color="#0f0f0f" loext:opacity="100%" fo:font-size="9pt" fo:letter-spacing="normal" fo:font-style="normal" fo:font-weight="bold" officeooo:rsid="00288450"/>
    </style:style>
    <style:style style:name="T14" style:family="text">
      <style:text-properties fo:font-variant="normal" fo:text-transform="none" fo:color="#0f0f0f" loext:opacity="100%" fo:letter-spacing="normal" fo:font-style="normal"/>
    </style:style>
    <style:style style:name="T15" style:family="text">
      <style:text-properties fo:font-variant="normal" fo:text-transform="none" fo:color="#0f0f0f" loext:opacity="100%" fo:letter-spacing="normal" fo:font-style="normal" fo:font-weight="bold"/>
    </style:style>
    <style:style style:name="T16" style:family="text">
      <style:text-properties fo:font-variant="normal" fo:text-transform="none" fo:color="#0f0f0f" loext:opacity="100%" fo:letter-spacing="normal" fo:font-style="normal" fo:font-weight="bold" officeooo:rsid="00288450"/>
    </style:style>
    <style:style style:name="T17" style:family="text">
      <style:text-properties fo:font-variant="normal" fo:text-transform="none" fo:color="#0f0f0f" loext:opacity="100%" fo:letter-spacing="normal" fo:font-style="normal" officeooo:rsid="00288450"/>
    </style:style>
    <style:style style:name="T18" style:family="text">
      <style:text-properties officeooo:rsid="001a63e3"/>
    </style:style>
    <style:style style:name="T19" style:family="text">
      <style:text-properties officeooo:rsid="0026b8a9"/>
    </style:style>
    <style:style style:name="T20" style:family="text">
      <style:text-properties officeooo:rsid="002884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ActInf GuestStream #021 (2022) ~ Adam Safron, “Deflating deflationary accounts of free will”</text:span></text:p>
      <text:p text:style-name="Standard"/>
      <text:p text:style-name="P10"><text:span text:style-name="T6">Di</text:span><text:span text:style-name="T4">scussion </text:span><text:span text:style-name="T6">with Adam Safron: </text:span><text:span text:style-name="T4">“Deflating deflationary accounts of free will: an active inferential model of readiness potentials and the willingness to act”</text:span></text:p>
      <text:p text:style-name="P6"/>
      <text:p text:style-name="P6"/>
      <text:p text:style-name="Subtitle">Presented by Active Inference Institute in 2022</text:p>
      <text:p text:style-name="P3"/>
      <text:h text:style-name="Heading_20_1" text:outline-level="1"><text:span text:style-name="T18">Session </text:span>0<text:span text:style-name="T20">21</text:span><text:span text:style-name="T19">.1,</text:span> <text:span text:style-name="T20">April 25</text:span><text:span text:style-name="T18">, 2022</text:span></text:h>
      <text:p text:style-name="P2"><text:a xlink:type="simple" xlink:href="https://www.youtube.com/watch?v=_MH7E58zKxY" text:style-name="Internet_20_link" text:visited-style-name="Visited_20_Internet_20_Link">https://www.youtube.com/watch?v=_MH7E58zKxY</text:a></text:p>
      <text:p text:style-name="P2"/>
      <text:h text:style-name="P8" text:outline-level="2"><text:span text:style-name="T18">SESSION </text:span>SPEAKERS</text:h>
      <text:p text:style-name="P9">Adam Safron, Daniel Friedman</text:p>
      <text:p text:style-name="P5"/>
      <text:p text:style-name="P4"/>
      <text:h text:style-name="Heading_20_2" text:outline-level="2">CONTENTS</text:h>
      <text:p text:style-name="P7"/>
      <table:table table:name="Table1" table:style-name="Table1">
        <table:table-column table:style-name="Table1.A"/>
        <table:table-column table:style-name="Table1.B"/>
        <table:table-row table:style-name="Table1.1">
          <table:table-cell table:style-name="Table1.A1" office:value-type="string">
            <text:p text:style-name="P14">00:08</text:p>
          </table:table-cell>
          <table:table-cell table:style-name="Table1.A1" office:value-type="string">
            <text:p text:style-name="P15">The Radical Embodied Cybernetic Brain</text:p>
          </table:table-cell>
        </table:table-row>
        <table:table-row table:style-name="Table1.1">
          <table:table-cell table:style-name="Table1.A1" office:value-type="string">
            <text:p text:style-name="P14">13:25</text:p>
          </table:table-cell>
          <table:table-cell table:style-name="Table1.A1" office:value-type="string">
            <text:p text:style-name="P15">Hippocampal Complex and Free Will</text:p>
          </table:table-cell>
        </table:table-row>
        <table:table-row table:style-name="Table1.1">
          <table:table-cell table:style-name="Table1.A1" office:value-type="string">
            <text:p text:style-name="P14">26:48</text:p>
          </table:table-cell>
          <table:table-cell table:style-name="Table1.A1" office:value-type="string">
            <text:p text:style-name="P15">Inference and hallucination on psychedelics</text:p>
          </table:table-cell>
        </table:table-row>
        <table:table-row table:style-name="Table1.1">
          <table:table-cell table:style-name="Table1.A1" office:value-type="string">
            <text:p text:style-name="P14">41:40</text:p>
          </table:table-cell>
          <table:table-cell table:style-name="Table1.A1" office:value-type="string">
            <text:p text:style-name="P15">The micro mechanics of free will</text:p>
          </table:table-cell>
        </table:table-row>
        <table:table-row table:style-name="Table1.1">
          <table:table-cell table:style-name="Table1.A1" office:value-type="string">
            <text:p text:style-name="P14">46:34</text:p>
          </table:table-cell>
          <table:table-cell table:style-name="Table1.A1" office:value-type="string">
            <text:p text:style-name="P15">Finding One's Self in a Stream of Action</text:p>
          </table:table-cell>
        </table:table-row>
        <table:table-row table:style-name="Table1.1">
          <table:table-cell table:style-name="Table1.A1" office:value-type="string">
            <text:p text:style-name="P14">50:32</text:p>
          </table:table-cell>
          <table:table-cell table:style-name="Table1.A1" office:value-type="string">
            <text:p text:style-name="P15">Free Will and Memory</text:p>
          </table:table-cell>
        </table:table-row>
        <table:table-row table:style-name="Table1.1">
          <table:table-cell table:style-name="Table1.A1" office:value-type="string">
            <text:p text:style-name="P14">58:06</text:p>
          </table:table-cell>
          <table:table-cell table:style-name="Table1.A1" office:value-type="string">
            <text:p text:style-name="P15">Free Will and Body Action</text:p>
          </table:table-cell>
        </table:table-row>
        <table:table-row table:style-name="Table1.1">
          <table:table-cell table:style-name="Table1.A1" office:value-type="string">
            <text:p text:style-name="P14">1:05:20</text:p>
          </table:table-cell>
          <table:table-cell table:style-name="Table1.A1" office:value-type="string">
            <text:p text:style-name="P15">What is the regime of attention that might, for somebody who wants</text:p>
          </table:table-cell>
        </table:table-row>
        <table:table-row table:style-name="Table1.1">
          <table:table-cell table:style-name="Table1.A1" office:value-type="string">
            <text:p text:style-name="P14">1:12:36</text:p>
          </table:table-cell>
          <table:table-cell table:style-name="Table1.A1" office:value-type="string">
            <text:p text:style-name="P15">Dual Systems in the Brain</text:p>
          </table:table-cell>
        </table:table-row>
        <table:table-row table:style-name="Table1.1">
          <table:table-cell table:style-name="Table1.A1" office:value-type="string">
            <text:p text:style-name="P14">1:26:34</text:p>
          </table:table-cell>
          <table:table-cell table:style-name="Table1.A1" office:value-type="string">
            <text:p text:style-name="P15">Cognitive Science: The Generalization</text:p>
          </table:table-cell>
        </table:table-row>
        <table:table-row table:style-name="Table1.1">
          <table:table-cell table:style-name="Table1.A1" office:value-type="string">
            <text:p text:style-name="P14">1:28:52</text:p>
          </table:table-cell>
          <table:table-cell table:style-name="Table1.A1" office:value-type="string">
            <text:p text:style-name="P15">Burnout and Free Will</text:p>
          </table:table-cell>
        </table:table-row>
        <table:table-row table:style-name="Table1.1">
          <table:table-cell table:style-name="Table1.A1" office:value-type="string">
            <text:p text:style-name="P14">1:34:46</text:p>
          </table:table-cell>
          <table:table-cell table:style-name="Table1.A1" office:value-type="string">
            <text:p text:style-name="P15">Adam's Thoughts on Self-Processes and Agency</text:p>
          </table:table-cell>
        </table:table-row>
      </table:table>
      <text:p text:style-name="Standard"/>
      <text:p text:style-name="P7"/>
      <text:p text:style-name="P1"/>
      <text:p text:style-name="P1"/>
      <text:p text:style-name="P1"/>
      <text:h text:style-name="Heading_20_2" text:outline-level="2"><text:soft-page-break/>TRANSCRIPT</text:h>
      <text:p text:style-name="P1"><text:line-break/>00:08 Daniel:</text:p>
      <text:p text:style-name="P1">Hello everyone. It's April 25, 2022. We're here with Adam Safron, and today we're going to be having a guest dream. The radically embodied conscious cybernetic brain. From free energy to free will and back again.</text:p>
      <text:p text:style-name="P1">So Adam, thanks a ton for joining on this day. Really looking forward to your presentations and thanks again. Adam, take it away.</text:p>
      <text:p text:style-name="P1"/>
      <text:p text:style-name="P1">00:36 Adam:</text:p>
      <text:p text:style-name="P1">Thank you for inviting me and letting me come to talk with you. I'll present some ideas from a recent manuscript and entropy called the radically embodied conscious cybernetic Bayesian brain. From free energy to free will and back again. And after that, looking forward to discussing some ideas with all of you. And hopefully this is the beginning of an ongoing conversation.</text:p>
      <text:p text:style-name="P1">So what I tried to do with this manuscript was basically marry good old fashioned cognitive science with a more and activist perspective, trying to find a middle way between these ways of viewing things. And this is a view that I've come to over a number of years. Whereas the idea being that embodiment, like, at this point, it's not news that the mind is embodied, but the claim is that it is very, very embodied.</text:p>
      <text:p text:style-name="P1">01:36 Some would say radically embodied. I'm not sure if that made the most sense to use that term because the term radical with respect to embodiment is usually pointing to a perspective or radical and activism that avoids talking about representations or models.</text:p>
      <text:p text:style-name="P1">And instead of saying what's really going on is these couplings of the world. And maybe you could say there's like an implicit information processing or intelligence even, that might be objected to. But action, action oriented representation symbols and models from cognitive science, those are not real things. And so this paper goes through a perspective in which basically we do have representations and models and we also have these sort of inactive couplings with the world. And I say it's radical in that nearly every mental process you would care to talk about, the way you have to understand it according to this view would be first and fundamentally and foremost in terms of its embodied character.</text:p>
      <text:p text:style-name="P1">02:46 Before I move on, is everything coming across clearly? Okay?</text:p>
      <text:p text:style-name="P1"/>
      <text:p text:style-name="P1">02:54 Daniel:</text:p>
      <text:p text:style-name="P1">Yeah, I did disable my video because due to some incredible consequences of different situations, I'm using a hot spot, but it's all good.</text:p>
      <text:p text:style-name="P1"/>
      <text:p text:style-name="P1">03:06 Adam:</text:p>
      <text:p text:style-name="P1">Okay, you're on the phone. Run a little background. A lot of this people who were Facchin this with but I'll review some background action prediction processing and active inference. Maybe some of what I'll present is somewhat heterodacts to you. That's also something to discuss.</text:p>
      <text:p text:style-name="P1">So a basic account of predictive coding. You have these deep parameter neurons and you have these superficial parameter neurons where they're deep with respect to cortex as having this layered structure, roughly six layers with some variations on the theme depending on where you look. And the idea is that the cortex as a whole is engaging in what's sometimes called hierarchical or what's often called hierarchical predictive coding or potentially predictive processing.</text:p>
      <text:p text:style-name="P1">04:07 Because there might be some assumptions with saying predictive coding that not everyone would sign up for, such as that you are only suppressing and explaining away information as opposed to sometimes enhancing it. And there's other nuances that could make people object the same predictive coding instead of getting into those weeds.</text:p>
      <text:p text:style-name="P1"><text:soft-page-break/>The idea would be that you have this hierarchy of beliefs implicit and neuronal communication, the nature of these beliefs, this gets into these debates about representation and enactivism. But this idea that you COVID say there's an implicit belief at each neuron and set of neurons about what they expect, what patterns they expect to encounter. And according to this predictive processing view, through their activity, they are trying to predict this incoming activity and suppress it or explain it away to minimize overall activity. And that you only update these beliefs where you got it wrong via a prediction error.</text:p>
      <text:p text:style-name="P1">05:12 And this is under certain assumptions.</text:p>
      <text:p text:style-name="P1">If you have a good model and events in the world are relatively slow relative to your internal signaling units, you can have substantial energetic savings for an organ of about 2% of your body mass and 20% of your metabolism. Seems like the kind of thing natural selection would do. And there's some decent evidence for this.</text:p>
      <text:p text:style-name="P1">So the basics of neural architecture here for Cortex is viewing it as a predictive processing hierarchy or a hierarchy and that each of your modalities would be a different belief hierarchy. And they would all come together and exchange their information for a joint belief across all your modalities in terms of what you think should be in your sensorium as it moves through the world, whether it's the world you're in right now or some sort of counterfactuals world in the present or future. So that's predictive processing in a nutshell. And so in this account, the goal was to use predictive processing to try to get into the micromechanics of goal oriented behavior and agency.</text:p>
      <text:p text:style-name="P1">06:22 And so what I suggested is that work has been done within active inference on this sort of imaginative planning pursuing of goals.</text:p>
      <text:p text:style-name="P1">The work to refer to would be sophisticated inference or sophisticated active inference, which is thinking about basically planning into the future as this tree search of possibilities where you're going down different branches of these possibilities and then picking the ones either in imagination or in reality, that would correspond to you minimizing your prediction error the best or realizing value the best. But this exploration of a tree of possibilities and going down different branches. And so this would be, I suppose, a particular flavor of this. And the idea being that a lot of what would be pulling along this stream of consciousness of imaginings would be this interoceptive comparison between sensed and imagined states or between various goal states.</text:p>
      <text:p text:style-name="P1">07:25 So here I have this comic book that a friend helped me make and I have multiple comics throughout.</text:p>
      <text:p text:style-name="P1">I tend to view comics as being really highly expressive in a way that I think we should probably use them more in terms of being able to capture the joints and experience space with sufficient richness and detail. And there could even be something like comic book esque about the stream of experience which could be part of the reason that they're so effective but force sure to this comic. Or a modal frame sequence as I sometimes call it. You see in the bottom here, this is the actual pose of the agent. And up top what's gain through the Ines eye, whether we're talking about an imagination or a perception.</text:p>
      <text:p text:style-name="P1">And so here it's just a simple contrasting of what you're perceiving at each given moment and then what you're imagining. So you're sitting, you want tea, you then look and you say I'm not drinking tea, I'm at my computer and there is a laptop in front of me.</text:p>
      <text:p text:style-name="P1">08:27 You look down and you're imagining having tea in your cup. But then you look and now there is indeed no tea. And then you imagine a next step.</text:p>
      <text:p text:style-name="P1">And so what's happening here is you're doing this contrast. And what I propose is that in contrasting between these states, they're foraging, they're basically setting up prediction errors for each other where what doesn't match would potentially get you a natural prioritization of what features are unaligned. And then from those you use that to retrieve some sort of relevant affordance to help you bridge this gap between your imagination and reality. And there's a lot of devils in details of the ways this could work. But that some sort of iterative contrasting of goal states and a goal hierarchy where it's like you might have an ultimate goal, but to achieve that goal you have to now go and think of what are all of the substeps and the sub goal that would be needed to actually get the tea in my hand.</text:p>
      <text:p text:style-name="P1"><text:soft-page-break/>09:28 You're going to have to ambulate to the kitchen, make the tea, et cetera, et cetera. And as you're going back and forth at some place ant some point, you either have a plan that's compelling enough or the next action is close enough to your present pose that you just find yourself launching into action, sometimes accompanied by a feeling of having decided, sometimes you just find yourself moving. But that's the basic account here, that the stream of consciousness is being pulled along in this goaloriented fashion, this value driven fashion, sometimes more freely wandering, but usually there's an interest. And as an active inference, action prediction, processing your preferences or your tracking space, the tractors that you'll find them as a system which you're attracted to, takes the form of predictions. And so the things in your mind that you're imagining that they become the goal state, they become the state of the world that you prefer in that instance, or in general, if it's a regular kind of imagining.</text:p>
      <text:p text:style-name="P1">10:31 And this now becomes the attracting state that your system self organizes and you engage in action selection of different kinds to minimize that difference between what you're imagining and what you are estimating for the world. So I go into some discussion of neural architecture and different aspects that might be more or less relevant for different of this kind of ant of selection. I probably should have just thrown this on top of a picture of a brain, but I didn't. But in some ways it might be a good thing. And that I wonder whether this account of having a dual tier system, something like a system Ronen and a system two is a broader story than just brains.</text:p>
      <text:p text:style-name="P1">And so I have right now here like human being neural substrates that would enable you to do this, but well, it could be across brain you might have similar processes happening within, let's say like an insect nervous system by different means.</text:p>
      <text:p text:style-name="P1">11:34 Like instead of the basal ganglia you might be using the mushroom bodies. If we're talking about like an ant colony, for instance, it's possible you have a different like attracting states of the colony where some are taking this role of a higher level controller and a lower level controller. But the basic idea here is that you have an upper level controller that's capable of aggregating information across different so you have this lower level process by in this control hierarchy where the lower level is taking care of your immediate couplings with the world. This would be the more active portion.</text:p>
      <text:p text:style-name="P1">If we're talking about the brain, it would be something like loosely assembled constellation of cortical reactive dispositions maybe orchestrated by the Cerebellar system, what would be called amortized inference and would be largely unconscious and automatic phenomenologists would talk about just like things being ready at hand as opposed to being present to hand.</text:p>
      <text:p text:style-name="P1">12:34 You're just effortless engagement and effortless mastery with the world. But on top of this you have a slower process. In this case I'm saying it's more involved in conscious processing, something more system to like to use condomin's language where it's involved in more deliberate, potentially effortful modes of cognition which would be a higher level of control over this faster smooth coupling system. So go into some details of neural architecture potentially this might be just what you need for a lot of active inferential agents, something like this across whether or not we're talking about neurons, this might be a broader story for active inferential agents.</text:p>
      <text:p text:style-name="P1">So to return to the example of making Tea go into it somewhere, we're back in areas associated with dental imagery, maybe even physical and computational substrates of mental imagery phenomenality itself.</text:p>
      <text:p text:style-name="P1">13:49 But like the percuss for instance, involved in imagination have heavily implicated multiple reasons to think why this is the case. But I have this little Cartesian theater here with the different imaginings. And down below the idea is you are iterating through different imaginings largely via large scale orchestration by the hippocampal complex. And it's the capacities to couple with the rest cortex to guide these high level attracting states where some portions of which would be your experience.</text:p>
      <text:p text:style-name="P1">And so the reason you would bring up the hippocampus in here is it seems to be a specialized subsystem force sequential predictive modeling. You could say that for cortex as a whole, technically hippocampus is a kind of cortex arcade cortex, old vintage. But that basically so Demasio will talk <text:soft-page-break/>about this in terms of a conversation dimension zone where many things will funnel in and then funnel back with high centrality force.</text:p>
      <text:p text:style-name="P1">14:56 His name, he said Waterloo, the spawn architecture, but he'll talk about semantic pointers. But there's different ways of viewing the high centrality of the campus as it basically will predict this trajectory of the overall organism through space.</text:p>
      <text:p text:style-name="P1">You can both encode memories what was happening in my historian, whether in reality or implication at each point as I was moving through space and time. And you could also use it for replay, including in counterfactuals circumstances. And so I have some diagrams here at the neural systems involved. And right here you'd have the I think that's good for now. So anyone wants to know more details about that later, we could.</text:p>
      <text:p text:style-name="P1">So to return to trying to go more phenomenological, these mobile frame sequences are comics. Ultimately what I'm trying to build up to is a sufficiently detailed account of neural architecture and a sufficiently detailed account of phenomenology that we can talk about so that we can basically talk about something as highfalutin as free will and have some purchase.</text:p>
      <text:p text:style-name="P1">16:11 So in this complex model stands you have that up top and imagining row. Below that you have what's actually in your perception. Below that you have your pose and your proprioceptive inference.</text:p>
      <text:p text:style-name="P1">And then below that you have your interceptive inference. And so as you're endstopping through the stream of consciousness is evolving through space and time encoded or orchestrated by the campus system. Ant this highly most integrative high level of action selection. You are having different feelings in your body corresponding to the interceptive or the interceptive aspects of what it means to be in different situations. So for instance, like a hunger situation here you're getting prediction errors, interoception prediction air that would be roughly, vaguely localized here is like a cool sensation around your gut and mouth or thirst or hunger or something like this.</text:p>
      <text:p text:style-name="P1">17:19 And now as you're going into movement, you might have here like you're still having this interoceptive code of hot and cold states, pleasant and unpleasant, but it's kind of getting infused into other modalities where your exploration some of the phenomenon of like feeling like an urge in your body. It's one of the claims I make is that you have this kind of quasi synthetic cross mapping between interceptive signal signals and the proprioceptive and exterceptive associates. Part of the reason I claim this and say that this is both part of the phenomenology of will and maybe part of the mechanism also is that interoceptive signals are poorly localizable in space and time. You tend to have pretty low resolution for them. And so they may drift free from their sources.</text:p>
      <text:p text:style-name="P1">And as a kind of anomalous inference, but an adaptive anomalous inference, they may get infused into the relevant effector and sensor systems and objects in the world for which they would be relevant.</text:p>
      <text:p text:style-name="P1">18:26 Image a lot of different claims in this work from a number of years of study. A lot of it can be taken a la carte. Like you can find some things to be more compelling, some things be less compelling, but I do think you get a hold it's greater than some of its parts, but it can also be taken in a piecemeal fashion. So you might not be particularly compelled by this account of interoception as being synesthetic in nature, but nothing really dot two much will ride on that, but dot two, much of what we'll follow will ride on that, but it could end up being important. So I'm putting it in there.</text:p>
      <text:p text:style-name="P1">Okay? And so across all of this, this is happening within a perspective of computational neurophenomology, as Neil Seth calls it, or I call it Marian neurophenomontology. And the reason I call it Azarian is specifically his account of multiple levels of analysis, which I guess supervene on each other. And you can do two things because things have these multiple levels that they can be engaged with.</text:p>
      <text:p text:style-name="P1">19:29 You can either engage with them, alachart, because of, let's say for instance, you want to do cognitive science, but you have no idea Hohwy the brain works.</text:p>
      <text:p text:style-name="P1">And for many years we haven't. And there's a lot of mystery still you can kind of bracket like here's this big unknown, but it's at a exafferent level. But working at this other level, we can obtain knowledge even though we might be ignorant at these other levels. And that would be functionalism and cognitive <text:soft-page-break/>science. But for me, what's more exciting about this, actually, this Azarian stack is the capacity not for independence, but interdependence and mutual constraints.</text:p>
      <text:p text:style-name="P1">Using the implementation level, or the mechanistic level as a constraint. Of what's? A likely set of algorithms. Using a likelihood of algorithms to test hypotheses on the implementation level. Using what?</text:p>
      <text:p text:style-name="P1">You think the things like neuropsychiatric literature to constraint and their imaging literature to constrain algorithm and thereby implementation. So the idea what excites me is like building in this cross puzzle constraints and then cross referencing them with the phenomenal.</text:p>
      <text:p text:style-name="P1">20:42 I'm using basically machine learning as a version principle and to the races of this idea that a lot of cortex could be understood in terms of predictive problem but also encoding some additional machine learning principles. But that's the overall scope of it in terms of all the body parts and faces. This is part of the radical embodiment idea, is that instead of the Cortex being this grab bag of associations with areas.</text:p>
      <text:p text:style-name="P1">And why? The idea is that once you really place it front and center as a Cybernetic controller for an embodied embedded agent, but you place embodiment front and center. A lot of say like around here, so something like but they're like, wait a second, that's not too many steps to move from where the ears first pipe in.</text:p>
      <text:p text:style-name="P1">21:46 So the idea that something like going from phonemes or going from sound patterns differentiate to phonemes, it ends up making Cortex distinctions, in my opinion, a lot more. It becomes somewhat like location, location, location and location relative to the modalities that ends up explaining a lot of things.</text:p>
      <text:p text:style-name="P1">A similar story for brokers Area. What a coincidence that it's a hop skipping a jump away from what might move your mouth. Bits there's doubles in details here. I don't want to be glib and underestimate of complexity, but the claim is that actually once you place embodiment in the center, an elegance kind of falls out and becomes a lot easier to keep track of things. If you're thinking of Cortex as this cybernetic control hierarchy over to basically help a body move through the world and model the world as it moves through it.</text:p>
      <text:p text:style-name="P1">So we are ready, I think, to get to free will.</text:p>
      <text:p text:style-name="P1">22:48 And so taking these modal frame sequences. And here is doing one for this experience of standing to make tea and then taking that model and then foraging it to the Lebet experiment. So what was the Lebette paradigm? Some people say Le Bay.</text:p>
      <text:p text:style-name="P1">Some people say lebecc. I think Lebette said Lebecc, but I'll continue to say LeBay because it was more common. And I just will. The idea is that you're there and you want to see do people or don't they have something like meaningful conscious control over their actions. And so the idea is, okay, let's strip this down and take like the most insignificant of all actions, like, well, surely we need to have control there if we're going to say we have control anywhere.</text:p>
      <text:p text:style-name="P1">And so the decision to just move your hand based on feeling like you want to do so, and this coming from basically it's endogenous. It's not being decided from without, but you doing something based on something internal to you.</text:p>
      <text:p text:style-name="P1">23:52 And what was found with the best studies or Lebet, is that you get this ramping activity preceding the decision to move your hand.</text:p>
      <text:p text:style-name="P1">You have this clock, right? And it's a big clock that you're looking at, and it might be a dot or a big hand moving in a circle. And the reason you have this is basically so that you can estimate the time when it was that you said, I will move my hand. When did you decide? And you then say, okay, when you made that decision, what were you looking at?</text:p>
      <text:p text:style-name="P1">Where was this dot as it moved around in a circle? And this can get you very fine resolution, sub second resolution because if it's a big clock because then the dot will be moving slowly and you can say hey, we're right there. But what's observed is that you're getting this ramping activity with this <text:soft-page-break/>predictive healthy action called the readiness potential and it will peak a good 200 milliseconds before you reporting.</text:p>
      <text:p text:style-name="P1">24:58 It varies but it'll peak substantially before you saying I've decided the claim is well, if this potential has predictive information of your action and is the cause of your action and it's happening prior to your conscious decision, your decision cannot be the thing that caused the action.</text:p>
      <text:p text:style-name="P1">There's a problem right away with this in that with ERP methods you're actually averaging over many many trials to get these waveforms because you're measuring from the outside of the brain. It's like trying to detect events inside a stadium while measuring listening to the roar, the crowd on the outside and you're limited what you can do. So you have to average together a lot of different episodes and then you get these event related potentials or ERPs, so you get predictive information from this of when people moved. But the idea that a readiness potential is causal or deterministic in some fashion, there's some debate about that. Whether you can infer that I'm going to say that the readiness potential is in fact reflecting a causal process and it's reflecting a conscious causal process even that is contributing to the action upstream of the decision itself.</text:p>
      <text:p text:style-name="P1">26:14 Where the decision could have some more, it depends. I don't know if there's one account but it could have some epistenomeal aspects to it and that the decision is not necessarily the thing, it's not the only difference maker there. But the idea is that this random is a function of mental imagery, where you are imagining Will as you're rehearsing moving your hand, you're having different feelings associated with it. And that building up, of that recurring building up of activity in these body mounts. Whether we're talking about the getting ready to actually change your perceptive pose as you're imagining starting to move closer to a threshold where you're going to get robust enough activity that is actually gonna drive your muscles and your Ector systems or building up activity in your interceptive modalities like your insular and cingular hierarchies.</text:p>
      <text:p text:style-name="P1">And maybe they're cross, maybe they're sympathetically cross couplings with other modalities that that building up of a feeling of urge is itself consciousness leading to the causal stream of action.</text:p>
      <text:p text:style-name="P1">27:27 So that I would say and then on top of all the different imaginings would be orchestrated by the capital system would be the basic model.</text:p>
      <text:p text:style-name="P1">Currently I am working on expanding this to seeing what different states of consciousness, the ways in which they could impact these sorts of phenomena in terms of changing your awareness of this rehearsal process or changing that would be one of the primary things of interest. And also whether differences in the mechanisms of agency could potentially attributes to the phenomenology of psychedelics. I'll try to explain what I mean. So here would be someone relatively unaltered engaging in mental rehearsal.</text:p>
      <text:p text:style-name="P1">28:28 Their mind is sort of wandering off to nature, they're seeing a tree here's, imagination here's, perception here, more vivid than imagination, and they're just sort of imagining things, imagining will I move?</text:p>
      <text:p text:style-name="P1">Won't I move? And then at a certain point imagination becomes vivid enough that they can really see it happening. And at a certain point of vividness, of implication as a function of this rehearsal of will I move? Won't I move? You get enough buildup of whether we're on the implementation level or mechanistic level.</text:p>
      <text:p text:style-name="P1">We might talk about recurrent activity in terms of active inference. On the functional level we might talk about model evidence, but at a certain point you cross a certain threshold leading to model selection of you altering your appropriate pose and this becoming a self filling prophecy through active inference. You then minimize the prediction error between your imagination I am moving, and the action through reflex arcs, the way that basically motor control is thought to work active inference lab and predictive processing.</text:p>
      <text:p text:style-name="P1">29:37 So the psychedelic angle would be as someone is dosing with these compounds, their imagination becomes more vivid and they might show stronger ramping at first and maybe greater <text:soft-page-break/>awareness of this patterns of mental stimulation leading up to the action. It might get stronger still as you dose more and more.</text:p>
      <text:p text:style-name="P1">Also greater coupling between interoceptive and proprioceptive modalities, increasing the gain on this positive feedback between mental imagery and feelings of urge. And so in a way this would be an enhancement of the willing aspect of agency as you move up this dose response curve. But then you get to a certain level and you start to get into this psychedelic regime where your thought becomes highly creative and then your directed willing might start to go down. Potentially the idea is you might find other things competing for your awareness, different creative possibilities.</text:p>
      <text:p text:style-name="P1">30:38 So you're now imagining nature very vividly and this is competing with you rehearsing will I move or won't I move?</text:p>
      <text:p text:style-name="P1">Predicting I'm about to move.</text:p>
      <text:p text:style-name="P1">Active inference might become less and less extremely high doses. You might get a compromise of these mechanisms of agency, of this conjoining of your interceptive and your pro perceptive predictions, of your basically of your stream of consciousness being pulled along by valuedriven policy selection via sophisticated effective inference.</text:p>
      <text:p text:style-name="P1">So the reverse direction is this in terms of this paradigm potentially informing psychedelics could be that one source of hallucinations or delusions or atypical altered consciousness and cognition would be that if you take the basic micro mechanics of agency and you compromise that.</text:p>
      <text:p text:style-name="P1">31:54 So as you're beginning to somewhat imagine action, but it's not well integrated into some causal encoding, you could come to this anomalous inference about what's causing these. Basically the different endogenous activity in your brain, the different, like, events that could lead to motor action. If these aren't being integrated into a self consistent, coherent causal unfolding, one of the ways that you could try to make sense of this would be a confabulation of something like a inclination. And so this could potentially also explain some of psychedelic phenomenology and potentially clinical neuropsychiatric phenomenology with things like schizophrenia as potentially being a function of disruptive agency mechanisms.</text:p>
      <text:p text:style-name="P1">So that's currently the area of focus and there's been a preprint just came out on that called on the degrees of freedom worth having.</text:p>
      <text:p text:style-name="P1">32:54 Psychedelics is a window for understanding and expanding free will. I believe that's why I called it.</text:p>
      <text:p text:style-name="P1"/>
      <text:p text:style-name="P1">33:03 Daniel:</text:p>
      <text:p text:style-name="P1">That unpacks a little bit also, apologies if there's any strange stream hiccups, but could you maybe unpack what the align or extraterrestrial was doing? And how does the confabulation relate to a narrative understanding of action?</text:p>
      <text:p text:style-name="P1"/>
      <text:p text:style-name="P1">33:22 Adam:</text:p>
      <text:p text:style-name="P1">So in this one we're starting out just like imagining your hand moving or imagining being in nature and then same here as the ghost goes up and it goes up and you might start to get some more intense interoceptive sensations. The five HT two A receptors which heavily mediate the effects of classic psychedelics. They're highly expressed in the interior insula ant the top of the interceptive hierarchy. And so you keep going, up comes, the sensations become more intense, imagination becomes closer to reality. And so here like the hero dose and this extreme dose regimes you're starting to get, for instance, your ownership of the actions are starting to get undermined.</text:p>
      <text:p text:style-name="P1">So here I'm depicting you find your hand moving but you're not accounting for your willing of the move being the thing, you're not saying oh, I was rehearsing it and it felt this way and that was part of the call to streaming into action, you just found yourself moving.</text:p>
      <text:p text:style-name="P1">34:30 And so one way you could make sense of this or confabulate around this here is a hand like it's a feeling of the hand pushing down on your hand from without just an example of a potential <text:soft-page-break/>confabulation or hallucination someone might have. And this one here, it's expanded and it's basically someone, it's not even your hand anymore pressing it, but an alien is pressing it. It's just an example for instance. So psychedelics, the classic psychedelics will act on these five HT two A receptors.</text:p>
      <text:p text:style-name="P1">They are heavily expressed on these deep pyramidal neurons of Cortic Texas six layers, the layer five. Well basically they're big neurons that loop with the thalamus and they let you form these broad synchronous complexes which in predictive processing are thought to encode your beliefs, some subset of which would be your experience. And so if you increase the gain on bees the idea is that you might have enhanced perceptual vividness. But because though you've done a radical alteration of multiple kinds to like the normal regime of processing in your mind the normal ways you would model even though you're experiencing things intensely.</text:p>
      <text:p text:style-name="P1">35:44 This would potentially be of an atypical variety of experience.</text:p>
      <text:p text:style-name="P1">And so here it's the intense experience, the intense perception exteroception of the alien. It's a counterfactuals alien, it's not actually an alien but that would be an example of an anomalous inference you might make and it has some relation to what's happening and the fact that maybe there was some motor rehearsal going on but you're not able to keep track of it. Here you're actually having phenomenal consciousness in each of these moments but you don't have conscious access unless in these generative models of experience you can somehow get callbacks where things can be contextualized within some sort of causal encoding. The claim would be that basically this would be a way of separating out phenomenal consciousness from conscious access. That there's things that can happen as you're generating these quail states as estimates of what's happening of system world, system world?</text:p>
      <text:p text:style-name="P1">36:45 System world specifically your sensorium as you think it is based on your current engagement or in counter factual circumstances and that that's a stream of consciousness but that not all of the frames of experience are accessible or rememberable. And so in this case here maybe there was some rehearsal but you're not keeping track of it. And then the best causal account you were able to come up with was that an alien made you do it and you might have even forgotten that this was you or maybe you do remember it, but would need probably some more contextualization or not. It's unclear. But yeah, so that would be the basic idea that psychedelics would be increasing consciousness level or the vividness of your experience, but potentially undermining the coherence in terms of causal unfoldings or your usual priors by which you structure.</text:p>
      <text:p text:style-name="P1">The world in the spirit of Robin Carr Harris and Karl Christensen's rebus model, which I'm currently discussing in the context of a broader framework that I call Albus.</text:p>
      <text:p text:style-name="P1">37:48 But yeah, does that help at all? Or align?</text:p>
      <text:p text:style-name="P1"/>
      <text:p text:style-name="P1">37:53 Daniel:</text:p>
      <text:p text:style-name="P1">Yeah, it also reminded me of what you said about the different levels and their interdependence and mutual constraints. So it's like a sound is heard and potentially in one state of consciousness or mind or brain it's 98% likely to be one thing and option B and C are 1% likelihood and so just goes forward with as if option A, like as if I'm in control.</text:p>
      <text:p text:style-name="P1">But then some things might happen where like that 1% chance that it is an align gets accepted and sort of passed forward and then that might lead to the experience through the generative models of something that like was a distribution. So it's like a chance in quantitative distributions that leads to a qualitative change at increasingly higher and categorical and semantic experiential layers.</text:p>
      <text:p text:style-name="P1"/>
      <text:p text:style-name="P1">38:52 Adam:</text:p>
      <text:p text:style-name="P1">Beautifully sad and it would depend on your cultural priors. So whether we would call this like a relaxed belief or a strengthened belief, I'm not sure. But for instance, you might not be seeing like if you an indigenous people of South America for instance, they might not see an alien. It might be <text:soft-page-break/>related to something having to do with their spirituality. And whatever available myths you have would then go into basically this interpretation.</text:p>
      <text:p text:style-name="P1">Your best guess, which is always wrong, sometimes useful, but your Brett guess of what's going on will be different depending on what they would call the set and the setting. But also where the setting is the broader culture. The setting, setting are also broader to the culture.</text:p>
      <text:p text:style-name="P1">39:54 Not everyone will come to an inference of aliens. Probably actually that's been shown that hallucinations are culturally specific.</text:p>
      <text:p text:style-name="P1"/>
      <text:p text:style-name="P1">40:06 Daniel:</text:p>
      <text:p text:style-name="P1">Yeah. With which kinds of extraterrestrial morphologies are seen in relationship to which are prevalent in the media and the stories of a given region. I don't know all the details but.</text:p>
      <text:p text:style-name="P1"/>
      <text:p text:style-name="P1">40:19 Adam:</text:p>
      <text:p text:style-name="P1">One can imagine not everyone. I mean you could say maybe there is something about grey align which is like a little more archetypal.</text:p>
      <text:p text:style-name="P1">I know if I say this, but like if you look like the eigen dimension, like morphological variation, what's relevant to us? You're just like exaggerating many of the dimensions that would be relevant for us. Engaging in interoceptive modeling or modeling of ourselves even for the sake of control. So hands, like bigger hands might be important. Where is attentional inference?</text:p>
      <text:p text:style-name="P1">Like where is this person attention to where am I attending to? So you don't want to know. The heads and the eyes, that's going to be really crucial. That's a far out story. But there could be aspects of it that aren't just through the medium, it's super interactions.</text:p>
      <text:p text:style-name="P1"/>
      <text:p text:style-name="P1">41:15 Daniel:</text:p>
      <text:p text:style-name="P1">And not to go into alien stream mode, but thinking about a large headed archetype with very large dark eyes and long fingers like you're kind of hinting at it's, like it's all pupil, it's all cortex, it doesn't have the strength but it has a lot of nimbleness with its hands and with its body. And so that's like one archetype of cognitive action, I don't know. And then maybe there's a blob and a shadow there's like these different archetypes, different little characters in this comic book of cognition.</text:p>
      <text:p text:style-name="P1"/>
      <text:p text:style-name="P1">41:59 Adam:</text:p>
      <text:p text:style-name="P1">Not that different from a child's affordance too, right? They're not capable of moving things around much but it's like their intentional actions are mostly like hand eye coordination of like that's their purchase on the world, that's their grip.</text:p>
      <text:p text:style-name="P1">But for all this so this is the current focus is how might psychedelics inform our understanding of the micro mechanics of agency and how might the micro mechanics of agency inform our understanding of what psychedelics are doing? That's currently one of the things I'm focusing on and about to do some experiments on this center for Psychedelic and Consciousness Science I'm working out at Hopkins. But fundamentally upstream of this, the idea is that these studies which purportedly show that there's no free will, they show no such thing. It's very ambiguous what they're showing.</text:p>
      <text:p text:style-name="P1">43:00 And I believe if you do an active inferential handling of them.</text:p>
      <text:p text:style-name="P1">You'll actually see that there are several ways in which consciousness is contributing to causal streams leading to action, which would be having some of the varieties of free will worth having. Is it arbitrary degrees of free will? No. Are there some varieties of free will worth having that we don't have? Can you just fly all of a sudden?</text:p>
      <text:p text:style-name="P1">That'd be nice, that'd be worthwhile. We can't do that either. But if you want your beliefs and desires to be able to be able to be set to be meaningful, efficient course grainings, maybe even maximally efficient course screenings of what is happening, I think we do have that. And I think you can find this even within these Labette paradigms. If you didn't, I think you still could have many of the varieties of <text:soft-page-break/>free will worth having because many people have criticized and saying, like, oh, just moving your hand without a reason, that's not really agency.</text:p>
      <text:p text:style-name="P1">44:03 That's not what we want from free will. We want like, meaningful decisions. Sure. But I think even though even though even for these studies which people often will trot out and say, look, my brain made me do it, even then, I don't think it follows that they show that our consciousness is epiphenomenal through and through. And I think active inference basically shows some of the particular ways that consciousness is indeed causal even in these circumstances.</text:p>
      <text:p text:style-name="P1">And I think that's a very big deal. I don't know how well it's surviving the replication crisis, but there's plenty of studies showing that some undesirable consequences of people not believing in their own free will or their own agency, whether or not that works. I think there is a kind of this face style account of this and that like kind of like dumbo's magic feather.</text:p>
      <text:p text:style-name="P1">45:05 So like this elephant I'm taking this from Dan Dennett from his book Cream Evolves but elephant has a feather that the crows told him we'll help him fly. And he had his big ears and he used him to fly when he had the feather, but it was because he believed.</text:p>
      <text:p text:style-name="P1">Whether or not believing in free will gives you free will, not believing you're a meaningful cause, that becomes true just by believing it. So I think it's quite dangerous to take basically something where we have something precious, something that basically would empower us to pursue our values and to say based on the set of studies and using the authority of science, telling people that they are not meaningful causes. I think that's extremely pernicious and I think active inference can there's already great work being done within the neurophilosophy free will pushing back against this. And I think active inference can help showing people what are the meaningful degrees of freedom that they have and how can they be preserved and expanded.</text:p>
      <text:p text:style-name="P1"/>
      <text:p text:style-name="P1">46:15 Daniel:</text:p>
      <text:p text:style-name="P1">Wow, very interesting.</text:p>
      <text:p text:style-name="P1">Do you have any more slides to go through or may I ask some questions?</text:p>
      <text:p text:style-name="P1"/>
      <text:p text:style-name="P1">46:23 Adam:</text:p>
      <text:p text:style-name="P1">No, more slides. That was it.</text:p>
      <text:p text:style-name="P1"/>
      <text:p text:style-name="P1">46:29 Daniel:</text:p>
      <text:p text:style-name="P1">Okay, so those who are watching live, please feel free to ask a question. Otherwise I want to pick up near the beginning when you spoke about finding oneself in a stream of action.</text:p>
      <text:p text:style-name="P1">So what is happening when we find ourself in a stream of action? And I want to hear what you have to say and then take this to some questions about memory and free will. But when we are suddenly aware, like, well, I'm on a run, I mean, I guess I did make prior decisions about deciding and so on, but like, whoa, now my leg is moving forward.</text:p>
      <text:p text:style-name="P1"/>
      <text:p text:style-name="P1">47:10 Adam:</text:p>
      <text:p text:style-name="P1">So fMRI imaging that this varies a good amount intra individual difference variable. So like, both between and within people, you're gonna need a good amount of variance on this, I think. But the way heidegger described it in terms of this difference between describing like hammering and when you're a skilled crafts person, the hammer is in your hand and it is ready at hand and your mind could be elsewhere. Or people might have the phenomenology of this, like on a run or on a drive. You might just find yourself home.</text:p>
      <text:p text:style-name="P1">You can listen to an audiobook, you'll barely know. You have this effortless mastery of the task set and it's only when something goes wrong that things are brought into awareness.</text:p>
      <text:p text:style-name="P1">You get this motion between. So here's the hammer just in your hand, ready at hand to present two hands and now it's in the foreground.</text:p>
      <text:p text:style-name="P1"><text:soft-page-break/>48:12 It was initially in this unconscious or semi conscious background. And so if someone's running, like for instance, they could largely be in a similar state of effortless mastery, especially because just natural pendulum motion gets you a lot of the control. That combined with spinal pattern generators and little other tweaks, you barely need to do anything once you've been trained up.</text:p>
      <text:p text:style-name="P1">But let's say you're brain running, or let's say you run and then you step on something. The idea would be that this violation of your expectations would cause basically prediction error. And that this prediction error, the thing that was different. Okay, so within predictive processing, part of this marriage between targetary and phenomenology where things just become unconscious and you only become conscious when something's wrong, being careful not to conflate levels of analysis, you could get a good amount of this just from predictive processing with a dual tier architecture.</text:p>
      <text:p text:style-name="P1">49:15 Like if basically you're really well trained up, you can explain things, you can basically handle things just with these efficient unconscious couplings, unconscious inference and a bunch of reflex ants being skillfully deployed, doing most of the things you need to do.</text:p>
      <text:p text:style-name="P1">And whether you want to call this modeling or not, you know, be a matter of choice, I would call it modeling, but you wouldn't need to become aware of it unless something was wrong. And so then the idea is this lower down, it's not handled, you don't predict it you don't explain away the prediction error. It makes its way deeper into the brain.</text:p>
      <text:p text:style-name="P1">It becomes more broadly the deeper portion modeling and conscious modeling processing will be greater, more capable of accessing these richly connected subnetworks which could support basically this larger scale integrated simulation.</text:p>
      <text:p text:style-name="P1">50:25 Some aspect of which would be your experience. I don't know if that got it.</text:p>
      <text:p text:style-name="P1"/>
      <text:p text:style-name="P1">50:30 Daniel:</text:p>
      <text:p text:style-name="P1">All, but yeah, awesome. So we're driving back towards free will cause I really like how you approached it in this conversation.</text:p>
      <text:p text:style-name="P1">So I want to think about three concepts memory, free will and experience. What are there then diagrams like can we of things that we remember? Did we have free will for them or not? More or less than expected for things that we experienced? Do we remember them more or not?</text:p>
      <text:p text:style-name="P1">Could there be something that you didn't experience but you remember and had free will on and so on? Like how our memory, free will and experience bound together?</text:p>
      <text:p text:style-name="P1"/>
      <text:p text:style-name="P1">51:15 Adam:</text:p>
      <text:p text:style-name="P1">That's a fantastic question. So what's coming to mind? That's a whole other conversation. But what's coming to mind for me at the moment is that there's a partial definitional aspect of a connection between free will and experience. And that what people so people want different things.</text:p>
      <text:p text:style-name="P1">I wouldn't call free will one thing. In fact I actually think there's a certain wisdom in just like the language of it. Like people want both the willing, they want the agency and they want the degrees of freedom in terms of they want to be able to pivot, they want to be able to have what they do be a function of their past and being constrained by their memories and their meanings from the past. But they also want to be able to break free whether in the face of something new or just encountering something new or to explore. And so having that freedom for exploration is also going to be a part of agency both within a context and across time.</text:p>
      <text:p text:style-name="P1">52:20 But the memory is going to be important because without the memory that's a constraint based on values based on you.</text:p>
      <text:p text:style-name="P1">There's many aspects of the sell, for instance, some of the most essential ones and maybe some of the gold standards of freelance Frankfurt mesh theory is like this interface of like you both want things and you want that, you want them where the wanting that you want is based on this integrative and like narrative types health. And so that would be a way in which memory would very strongly where free will would be a function both of experience that you want your consciousness and your experience to <text:soft-page-break/>be part of the causal stream leading to action, part of your valuing, your affect of inference. You want that to be influence both across time and in the moment and so the experience would be essential. It's not clear that many like Dennis has argued that free loan consciousness must always be handled together without memory.</text:p>
      <text:p text:style-name="P1">53:22 Also though it's not new either.</text:p>
      <text:p text:style-name="P1">I think there's an interesting thing though, in terms of like you're alluding to like basically connections between causation and memory. And I believe we are better capable of remembering things when we can take them up into a causal unfolding. This basically affords a representation with a more of a sparse structure of salience of this led to this led to this. And then you hold that causal graph in your mind and it's basically the core of your generative models. And it seems to be like a highly efficient way of remembering things is to come up with a causal account of them.</text:p>
      <text:p text:style-name="P1">And so if something is a product of your agency in a way that is automatically structuring things in this causal set fashion and so there should be a connection between having agency and free will in a circumstance and being better able to remember things. I don't know if that's the case, but it seems like some things from education theory suggests with respect to active learning. But I COVID see that going a lot of different ways.</text:p>
      <text:p text:style-name="P1">54:25 That's a deep question and that's what came to mind. But what do you think?</text:p>
      <text:p text:style-name="P1"/>
      <text:p text:style-name="P1">54:31 Daniel:</text:p>
      <text:p text:style-name="P1">Wow. Well, the last piece you brought up about the sparsity kind of the sharpness on the sparsity of the causal story and then things that have a sharp and a sparse causal architecture as experienced with our very limited working memory, they're like predigested and therefore very apt to be able to leave certain Ines of traces. And then maybe something could leave a trace that didn't have a perceived sparse causal architecture in the moment, but that might be like an example of a memory that's hard to recall or that might be cleaned up in postproduction and may be very susceptible to being influenced because, like, subsequent updates could try to draw attention to part of that uncertainty.</text:p>
      <text:p text:style-name="P1">And if there was just a loose memory of many things happening at a scene, asking even a question about part of it could start to sharpen that aspect.</text:p>
      <text:p text:style-name="P1">55:43 It's an interesting question and also kind of like the questions like what if you had some sort of suffering but you didn't remember it? Or in between moments, or when you were sleeping you were having some sort of negative experience.</text:p>
      <text:p text:style-name="P1">So just what is happening with the mind in the brain? The brain seems to be continuum, but then we have these more flashes and discreetness and shifting of mental attention.</text:p>
      <text:p text:style-name="P1"/>
      <text:p text:style-name="P1">56:23 Adam:</text:p>
      <text:p text:style-name="P1">I just like the way you're describing this.</text:p>
      <text:p text:style-name="P1">I feel like it's like a really good case in point of like the answer to do or don't we have free will? Should always be what do you mean? And the answer is always like the way like you're showing these different processes COVID either go together synergistically or come apart. It's like how many meaningful degrees of freedom do we have? In what circumstances or and what senses do we have?</text:p>
      <text:p text:style-name="P1">How much of which of the varieties of free will that we want in different circumstances? So it's like the answer is there. Isn't there free will? It seems like much more interesting is getting into the details and useful. It's like getting into the details you're talking about right now with the different ways that memory and experience and chance can all go together or not, both within and across time.</text:p>
      <text:p text:style-name="P1">And then that answers like, I guess you can say that's the real problem of free will.</text:p>
      <text:p text:style-name="P1"/>
      <text:p text:style-name="P1">57:26 Daniel:</text:p>
      <text:p text:style-name="P1">Interesting. Yeah. When the experiment of pushing the button is presented as being about the exertion of decision making in the moment rather than the memory or the recalling of something that might <text:soft-page-break/>have been different in the moments, those are quite different settings and it could be a total different neurophysiology. And also what you said about how this sort of tension between having a connection to the past and the constraints that it provides, but also the ability to choose. And I guess that's what's explored in these varieties papers.</text:p>
      <text:p text:style-name="P1">So I wanted to not just ask like what are the varieties? But just specifically asking about the similarities and differences with bodily action. What are the varieties of free will we might have with respect to bodily action, like the so called voluntary and involuntary bodily processes and then mental action where active inference lab we can model regimes of attention and metacognition and thought as action policies on mental states.</text:p>
      <text:p text:style-name="P1">58:37 So what kinds of free will are out there for the body and what does that say about what might be a cognitive degree of freedom or not? Like just choosing what we want?</text:p>
      <text:p text:style-name="P1"/>
      <text:p text:style-name="P1">59:04 Adam:</text:p>
      <text:p text:style-name="P1">So in terms of body action, if we're dealing with something highly rehearsed, then it seems like that could be an example or something where it's like model that predicted processing hammer strike and the loop is closed before it ever even enters. Like the brain, it's in the CNS and the reflexor, but doesn't even make it up top before your body moves. That's just after the fact that you're aware of it. But then if you're doing something like ant this other extreme of abstraction, you might have something like planning, reaching a distal goal where there's many steps involved and you need to come to some sort of sequence of the steps and along the way.</text:p>
      <text:p text:style-name="P1">1:00:07 Actually, I don't know if that'd be the extreme, but that would be like there's certain things that have to happen to somewhere.</text:p>
      <text:p text:style-name="P1">Like at the extreme of abstraction, it might be something like going to grad school, something like that. Or too real winning a new job too.</text:p>
      <text:p text:style-name="P1">But that itself. There's a lot of things that have happened before, other things, and a lot of dependencies and a lot of multiple realizability. Like, there's always multiple realizability. Like I go to reach for this class, I could have reached for like this. I could have done a weird thing and gone like this.</text:p>
      <text:p text:style-name="P1">Or like I could hae park out pinky in. I prefer pinky out. But there's all sorts of things that could have done. There is multiple realizable, but the multiple realizability of something like, you know, going to college, going to grad school, that's even more so, like the number of ways you can go into it. And then I guess I'm thinking like in this middle regime of something that's still very clearly metoric but would be novel in that like fine brain motor control.</text:p>
      <text:p text:style-name="P1">Like I'm learning for the first time, like I'm doing a tea ceremony or I'm learning calligraphy or I'm just learning to knit or something.</text:p>
      <text:p text:style-name="P1">1:01:15 Like there it's the fine grained things are now being monitored as present at hand and you actually need to use your sophisticated inference machinery to help scaffold this. Basically the acquisition of skilled motor abilities of skilled the capacity for skilled motor performance. But I would also, I think, suggest that the whole way through it's always built experience once it's being coopted or controlled in its controllability, is always modal in a motoric fashion. So one of the claims image in this paper turns out it's called premotor theory.</text:p>
      <text:p text:style-name="P1">But that basically through partial expression of a motor command or a motor prediction, active inference copy from that the associated sensations can be used as a means of topdown attentional selection, can be used as a means of attention to memory.</text:p>
      <text:p text:style-name="P1">1:02:25 In terms of foraging memory. Basically, you can use these partially expressed motor predictions, not enough to actually cross threshold, but use them to basically as a source of control over dynamics of where your awareness is going and what's going in or out of your awareness. And the claim I make is actually that this is exhaustive, this is the only lever you have is basically whatever is built off of a control hierarchy, off of skeletal muscle to claim. But the idea would be like even though <text:soft-page-break/>I'm talking about something as abstract as going to college or grad school, you're still going to be it has to cash out as modal.</text:p>
      <text:p text:style-name="P1">You're seeing yourself in the different contexts. Even for the abstract, like the most like justice, you still to experience it, it's still going to have some sort of thing. Here's justice scales, here's the courtroom, here's seeing this memory from your past where there is an injustice or justice was served, here's you feeling this uneasiness or this righteousness.</text:p>
      <text:p text:style-name="P1">1:03:38 So the idea I would claim is that any kind of control on any level will always cash out metorically. But there are meaningful differences in terms of whether you're engaging with something which is involving these immediate fast feedback loops. It might be multiply realizable, but less so, or something which the affordance structure is more being played out in terms of your capacity to control it and relate to it. In terms of these even more multiply realizable high level plans. Of all the things, situations you might be in, they'll be related to achieving high level goals or abstract goals.</text:p>
      <text:p text:style-name="P1">I don't know if that makes sense.</text:p>
      <text:p text:style-name="P1"/>
      <text:p text:style-name="P1">1:04:20 Daniel:</text:p>
      <text:p text:style-name="P1">Well, one thought on that is, it's like a jigsaw puzzle, so there's only one way to ensemble it. And it's kind of like there's therefore this bundle of trajectories of different realizations of how one is going to assemble it. Like there's sort of what happens on the table, all the combinatorics of the way to assemble it. And then there's like all of the real life combinatorics about how many minutes am I going to spend playing this jigsaw and then I'm going to go get up and do other stuff.</text:p>
      <text:p text:style-name="P1">And so the multiple realization of the jigsaw where it does all kind of come back to being completed is one thing. And then, yeah, you brought up how when things are even the outcomes are unknown or there's multiple realizations. Those are where we start to maybe think about hierarchical nesting of models like we've been discussing in the slam paper and also the vivid imagining of different future states. What is the regime of attention that might, for somebody who wants to be an athlete, help them make practicing and being on that path, like, more natural?</text:p>
      <text:p text:style-name="P1">1:05:34 So how specific and what modalities that's kind of what it made me think of, but I kind of want to keep on going on this mental action route.</text:p>
      <text:p text:style-name="P1">Has there been anything like a mental or a cognitive Leabay experiment? Like where the instructions would be, like, take a couple of breaths and just get up and walk around or whatever? Just take a couple of breaths and then identify the moment on the clock when you chose to think about x a pure mental on mental assessment.</text:p>
      <text:p text:style-name="P1"/>
      <text:p text:style-name="P1">1:06:20 Adam:</text:p>
      <text:p text:style-name="P1">Just before force. I actually think like, what you're just mentioning, like the optimal intentional engagements for something like motor or something like a sport or some performance. I actually think that's like a key example of like, through skilled mental action or not through the skillfulness of your mental action planning more or less freedom, where, like, for instance, if you're choking, for instance, you do it wrong. June Tani has a good paper on choking active Inference lab. And so if you get that wrong, that would be like your free will being undermined by your mental action, not being well calibrated in terms of where you're positioning your attention selection for optimal grip or optimal engagement of what you're doing in terms of this purely more purely mental action.</text:p>
      <text:p text:style-name="P1">Lebed there's a couple there's different versions of it that have been run, some of which I think would get a little bit more to that kind of what you described in terms of early mao's has one paper called Decisions Deciding or Decisions that Matter.</text:p>
      <text:p text:style-name="P1">1:07:38 And so basically it would be choosing between charities.</text:p>
      <text:p text:style-name="P1">In this charity choice, you actually don't see the same type of ramping. And I think this supports to some degree the model I'm suggesting and that if this ramping is a buildup of basically activity in your informational oriented body maps, cross coupling with your perceptive body maps, this feeling of urge <text:soft-page-break/>and mental stimulation, it makes sense that you would have that to something like pressing a button. But if it's something like which charity I'm going to donate to, you might not get that same kind of tight cupcake and feedback. And so I think that's some evidence in support of that. But I think the particular thing you brought up, there's these and this is a direction I'm looking in, beginning to look into.</text:p>
      <text:p text:style-name="P1">There's these closely related waveforms to the readiness potential, the event related activity and the SPN stimulus preceding negativity.</text:p>
      <text:p text:style-name="P1">1:08:43 Some of them would be, for instance, preparing for information that's coming and then acting. I think that would be the Ern or the SPN, the stimulus procedure. You're preparing to receive information that's possibly salient, but there's no action required. So I think that might be potentially you could think of all these things though active as having they look very similar, electrophysiologically, and I would suggest that they are all fundamentally similar and that what they're using, whether we're talking about patterns of attention selection or specifically orchestrating mental stimulation to act or not.</text:p>
      <text:p text:style-name="P1">In terms of an overt anthony Chen in all these cases it is grounded the modalities and this is basically understood implementationally as recurrent activity in different places of the control hierarchy over body maps or in terms of algorithmically and functionally an accumulation of model evidence for shifting your proprioceptive pose now before an overt action or for talking mental action.</text:p>
      <text:p text:style-name="P1">1:09:52 Similar story, but if partially but if the model evidence, I guess would be a slightly different model. But what you're imagining is you're imagining your body being in a different state. That would allow you to orient differently, to bias your sensors differently, to move your attention around differently, to do different precision weighting. But you don't imagine it vividly enough that it will actually drive your spinal reflex arcs, but that this would be what you would use even for potential purely mental acts.</text:p>
      <text:p text:style-name="P1">It would still be co opting a control hierarchy off of skeletal muscle. And the reason I focus on skeletal muscle is because it's designed to have basically large group actions with low latency and it's controllable. And the conditions for finegrade control are realized because you can actually direct your sensors using your effectors with a large scale meaningful outcome that can be causally modeled and tracked and controlled.</text:p>
      <text:p text:style-name="P1">1:11:03 And so then the idea is that basically Vagatsky first expressed an idea like this, I think with respect to thought is inner speech, where first you learn how to speak, and then through partially expressing your speech, you learn how to coopt this process for a stream of thought, as Ines speech. Whether you want to say that that exhaust.</text:p>
      <text:p text:style-name="P1">Thinking is a whole other thing. But inner speech would be a significant part. Of thinking. But the idea is this is all intentional mental operations. Whether we're talking about shifting around, basically the Finegreen adjustments of an overt skilled motor act or guiding your mental action with respect to attention and mental imagery and imaginings.</text:p>
      <text:p text:style-name="P1">That in each case you have the initial affordance structure, the initial control levers established via these overtly expressed behaviors and cupboards of the world, which then later, by partially expressing them, gives you something you can repurpose for things like imaginative planning or covert attention.</text:p>
      <text:p text:style-name="P1">1:12:15 Or I would argue, any intentionally influence mental process maybe ultimately have its origins in this co opting of motor control.</text:p>
      <text:p text:style-name="P1">Bull Claim.</text:p>
      <text:p text:style-name="P1"/>
      <text:p text:style-name="P1">1:12:36 Daniel:</text:p>
      <text:p text:style-name="P1">Okay, so what could be systems? Yes, go ahead.</text:p>
      <text:p text:style-name="P1"/>
      <text:p text:style-name="P1">1:12:40 Adam:</text:p>
      <text:p text:style-name="P1">Like I said, could be wrong, not.</text:p>
      <text:p text:style-name="P1"/>
      <text:p text:style-name="P1">1:12:43 Daniel:</text:p>
      <text:p text:style-name="P1"><text:soft-page-break/>Financial advice, not extraterrestrial advice, hardly even active advice. It's very interesting.</text:p>
      <text:p text:style-name="P1">What systems rise to this capacity and does their embodiment matter? So, like, there are insects with tremendously reduced central nervous systems. One could imagine a computational system that can engage in counterfactuals, but it's only affordance or embodiment is like one Morse code receiver or something like that. So what systems have this capacity and why?</text:p>
      <text:p text:style-name="P1"/>
      <text:p text:style-name="P1">1:13:32 Adam:</text:p>
      <text:p text:style-name="P1">So I definitely don't know the boundaries. But if I were to shoot from the hip on this, the idea would be the handling would still be of this computational neurophenomenology or Azarian neurophenomenology. But instead of drawing brains, we would draw a different nervous system or whatever the signaling information processing system is. We would still give it this kind of handling where there would be a mechanism, there would be a function, there would be some intermediate algorithmic mapping across these levels. And then you connect this to phenomenology.</text:p>
      <text:p text:style-name="P1">And so if in this phenomenology you're having basically goal states being represented and the representation of these goal states is part at that level, you're also able to get an account of the guidance of action selection to bring them about. Then you could say that you have degrees of freedom in that way. So we're talking about something like an insects.</text:p>
      <text:p text:style-name="P1">1:14:36 You actually sent me a really interesting paper recently about dual systems thinking broadly construed, including for insects.</text:p>
      <text:p text:style-name="P1">It seems like you would need at least a two tier hierarchy where this upper level can break free of immediate engagements with the consortium and where this lower level would allow for your couplings with the world and the orchestration of overt action selection in terms of actually like sensory motor couplings to the world. And then a process which can basically on top of that hierarchical model that could infer these state transitions but without them being expressed. And if you have that, then you could do the types of counterfactuals processing that you would need for planning and constructing causal models.</text:p>
      <text:p text:style-name="P1">1:15:39 It seems possible that insects might be able to do this in terms of, for instance, in that paper you sent recently, the central complex has a lot of these properties of the hippocampal system. It kind of like it has properties of the hippocampal system and the thalamus at the same time and it's giving you the salience map used for both orienting and moving.</text:p>
      <text:p text:style-name="P1">But you also get these mushroom bodies which are like the stratum which would be basically helping with momenttomoment action prediction biasing it in a valuedriven direction. And so in this paper, you're getting this dual systems for control, one which seems to be more immediate and reactive and the other seems to be governed by slower processes. And so it's possible that something like this so it's possible that this could give you the ability to do sweeps of possibilities of counterfactual inference where you basically take the beginning of expressing the motor command.</text:p>
      <text:p text:style-name="P1">1:16:54 So the insects thinking I'm gain to locomote in that direction, I don't know the evidence well enough to know if this is the case, but it could be. And then, so for like a rodent, you'll see these sweeps in the hippocampus of like there's a maze and you'll see like predictive of whether mouse goes left or right.</text:p>
      <text:p text:style-name="P1">You'll see these place fields representing different points in space. And in anticipation of this, you'll see these sweeps ahead of activity. And then where the sweep is most robust, that'll be the branch that the animal will go down. It will go down that places. In theory, you could do a similar thing by other means maybe with some homology even in the insect nervous system.</text:p>
      <text:p text:style-name="P1">Maybe you can even do it in an ant colony if you're getting an inner attractor capable of aggregating across all these different finer grain couplings and engaging in control. But basically whatever has, I'm not going to say sufficient, but the claim I'll make for necessity would be some sort of dual tier architecture where the lower level gives you the top Ines of the world and the upper level gives you <text:soft-page-break/>counterfactual affordance and interactions across these lower level potentially segregated coupling processes.</text:p>
      <text:p text:style-name="P1">1:18:19 Something like that could do it for you. And so could insects do it? Potentially, I don't know, could the insect colony do it?</text:p>
      <text:p text:style-name="P1">Maybe. The thing where I would place a potential constraint is it seems like we might need an architecture to have properties where it could signal fast enough, where these inferences of quickly enough that it can stay on top of its evolving action perception cycle. So in terms of it's surfing uncertainty, it's moving through the world of couplings. The architectures, whether we're talking about a brain or some set of signaling across multiple individuals in like a hive mind. We wanted, I think, to be fast enough to have the estimates correspond to this far score graph, what Beni would call, I think, independent control factors of the world and a causal world model where you are an agent within it.</text:p>
      <text:p text:style-name="P1">1:19:23 But it seems like you would need to have the ambiguity to model independently controller factors. And so you need a signaling system that's fast enough to pull this off. And so some sort of small world network architecture would be likely required, where you have a combination of local modularity, but then synergy through having some central hub. And so if this could be pulled off by the hive mind, and if this can orchestrate the overall swarm to do things quickly enough to basically have purchase, have the right grips on the world, that it can both inform and be informed by its action perception cycles. Then you could have an agency architecture which by some dimension we might describe in terms of free will.</text:p>
      <text:p text:style-name="P1">That dodge the question.</text:p>
      <text:p text:style-name="P1"/>
      <text:p text:style-name="P1">1:20:13 Daniel:</text:p>
      <text:p text:style-name="P1">Before I respond. What about just the computational one? What if it was a computational one and it was instantiating a digital twin, a limited or comprehensive digital twin of itself?</text:p>
      <text:p text:style-name="P1"/>
      <text:p text:style-name="P1">1:20:29 Adam:</text:p>
      <text:p text:style-name="P1">I mean, I personally think, like an integrated information theorist would say, absolutely not. Some people within active inference communities would say, no, it has to be physically realized. But I think something like a digital twin or some sort of emulation. The important thing for me is that there is a set of dependencies of effective connectivity that could be involving virtual processes. And that if you trace out the patterns of effective connectivity of Ines, not necessarily physical, not necessarily like made of matter, that if that is entailing the modeling of a system and its relationships with the world, and we're within that system world model, it has this kind of agent affordance.</text:p>
      <text:p text:style-name="P1">For me that counts, but a lot of people would disagree on that. But for me, I think you're trying to find the maximally explanatory course training and sometimes that might be found at the level of the virtual machine and not in terms of the physical realization.</text:p>
      <text:p text:style-name="P1">1:21:35 And then that's actually the most meaningful cause. And then if you trace it out there, that's where you would look forward. And so that could be in a digital twin or emulation, but a lot of people would disagree with that.</text:p>
      <text:p text:style-name="P1"/>
      <text:p text:style-name="P1">1:21:46 Daniel:</text:p>
      <text:p text:style-name="P1">So when you were talking about applying this to the colony level, I thought about the foraging behavior. That's like reaching out of the ground and grabbing a seed. And so that's like the enacted foraging trip. And then is there a counterfactual? I could be foraging, or we could be foraging at some different scale underground on the other side of the Markov blanket of the nest entrance.</text:p>
      <text:p text:style-name="P1">And then what if somebody were going to be tracking the elevation of a forager and they'd be like, well, they go up and down in the nest. But on the times where they make that decision to forage, they always go up 200 milliseconds before foraging. It's like, well, yeah, that's where the nest entrance is. So <text:soft-page-break/>without going into whether they have will or not, it's some kind of cognitive motor integration when the person hits the button.</text:p>
      <text:p text:style-name="P1">1:22:48 So then the way that you frame this as being like, not a trivial artifact, in fact, an interesting outcome of correlation of ERPs across trials.</text:p>
      <text:p text:style-name="P1">It's like how couldn't there be a coherent preamble? Now, I guess if we're 30 seconds long, that would be a different setting. But then when we connect it to the specific mechanisms by which they do have to come together in order for there to be a coherent motor action, it's quite an interesting view. And I wonder how those who have interpretation it in a very different way feel. Have you spoken or asked to anyone who has a very clear and different interpretation of what this potential means?</text:p>
      <text:p text:style-name="P1"/>
      <text:p text:style-name="P1">1:23:51 Adam:</text:p>
      <text:p text:style-name="P1">I've been discussing it, some with discussing some with them or a good amount with Arie MoS and Aaron Sugar. Aaron Sugar, he has multiple views, but some of them do disagree. And so one of them is in theory, because you're averaging across multiple trials, there is an interpretation of readiness potentials as artifactual. And it's possible that sometimes you are dealing with an artifact of measurement and this is like an open question. But he's also, for instance, he's testing out like the mental stimulation view.</text:p>
      <text:p text:style-name="P1">Also, another interesting hypothesis he has is actually some of the evidence accumulation is actually fast feedback loops with muscle spindles and actually you're getting basically the urge actually a lot of it is actually in the body itself.</text:p>
      <text:p text:style-name="P1">1:24:52 But one interesting thing for I forget is that these build up and then threshold crossing. I believe this you'll see across all nervous systems where you get action selection. And I would wonder whether similarly to me saying that this isn't just like a brain story, might we see basically something like this if we're looking at them? I think you're active in paper.</text:p>
      <text:p text:style-name="P1">You talk about stigmergic coherence but through some sort of like forgive me if I'm butchering it, but some sort of measure of that kind, you might see something like generalized action potentials for large scale changes in switching modes of the hive mind of the colony. While I'm just speculating, I actually also in terms of multistage hierarchies, I actually wonder whether the brains, like for instance, the resting state networks of the brain, maybe not like there's different granularities and parcelations.</text:p>
      <text:p text:style-name="P1">1:25:53 You can be as much as 17 or more if you wanted. But there are some solutions that are like maybe seven networks are most well known, but there's just like five network solutions. And I'm wondering if there are actually universality classes for active inferential agents that you'll actually get something like homolog of different resting state networks in their patterns of affected connectivity.</text:p>
      <text:p text:style-name="P1">So generalized resting state networks, generalized empirical phenomena to like things like readiness potentials. Very speculative, but I think we might.</text:p>
      <text:p text:style-name="P1"/>
      <text:p text:style-name="P1">1:26:34 Daniel:</text:p>
      <text:p text:style-name="P1">A few interesting things that makes me think of and are we making cognitive science a creation in our own image if we talk about the generalized hippocampus and so to what extent are we or can we must we generalize from our own action perception loop? Is putting another umbrella which the human mind is just a realization of and saying, well, the cognitive domain is bigger than the human brain because it includes the brain body and the extended niche, but also includes non human systems. Like, if we want a cognitive science that includes a thermometer or something like that, like a thermostat, is that a cope? Because actually that is still the water that that model swims in is still human and cognitive.</text:p>
      <text:p text:style-name="P1">1:27:37 I don't know, but these are interesting.</text:p>
      <text:p text:style-name="P1"/>
      <text:p text:style-name="P1">1:27:40 Adam:</text:p>
      <text:p text:style-name="P1"><text:soft-page-break/>Pieces, it seems like. Surely what you're describing has to be the case, and that's, like, both a good thing and a bad thing, where it's like we need to be able to draw on an analogy with something we understand.</text:p>
      <text:p text:style-name="P1">We're usually making sense of things in terms of other things, our own experience as a base domain in order to give us some purchase. Can we do it without it? You COVID say, like, first principles thinking, but, like, which first principles? But then there's, like, all of the baggage that could come.</text:p>
      <text:p text:style-name="P1">It seems like we can't avoid doing that. Maybe we could, but I don't think we want to. But then we really need to be careful to track the disanalogies for saying generalized to the campus, like, okay, wait, what are the disenfranchise here? What are the unique properties that are present in the target domain and not the base domain of, like, the map, the analogical mapping you're doing, or vice versa?</text:p>
      <text:p text:style-name="P1">1:28:47 Yes.</text:p>
      <text:p text:style-name="P1">That's fraud, what you're describing.</text:p>
      <text:p text:style-name="P1"/>
      <text:p text:style-name="P1">1:28:52 Daniel:</text:p>
      <text:p text:style-name="P1">Yeah, well, I think a kind of closing area, just one point that I ant to pick up on. I thought it was really powerful what you said about really the social consequences and the personal consequences of interpretation of neurosciences and in some ways, even science communication around empirical results. Like the idea that we could opt out to free will, and that in a world where there's limited degrees of freedom, you might be coerced into thinking you had free will or not. But if there's any glimmer of free will, it can be used to deny and deceive itself.</text:p>
      <text:p text:style-name="P1">So that puts research in this area in a different reflexive position than research on other systems. So I guess just how do we move forward here while foraging on the specifics and being respectful of basically the past, the present and the future?</text:p>
      <text:p text:style-name="P1"/>
      <text:p text:style-name="P1">1:30:10 Adam:</text:p>
      <text:p text:style-name="P1">For me, I definitely have a lot of soul in the game and that this is actually maybe the biggest thing that a couple of things this might have been one of the biggest things that got me into cognitive science, was a very long extended freak out about free will. When I was younger, where I was just I couldn't see how anything could be meaningful without it. I don't know if I still believe that exactly, but for me, it was very difficult to not believe that there were sort of all or nothing thinking about free will and then going with the nothing. Dennis actually rescued me from that with free will evolve in his book. But there was a long time where it seriously bothered me and it had real negative consequences in my life and I'm not alone in this.</text:p>
      <text:p text:style-name="P1">I've talked to others and they also feel that way. Part of the way this is coming up in the present work with psychedelics actually is there's this study I'm preparing for with creative professionals who are suffering from burnout.</text:p>
      <text:p text:style-name="P1">1:31:21 And one thing I'm wondering in terms of people being burnt out for multiple reasons, but to the extent that this is continuous with burnout, is continuous with depression or feeling like you don't have agency in context where you want to have agency or feeling like you don't have adequate control for something where it really matters that you do. That seems like a good recipe for Burnout. And it seems also like a decent model for some forms of depression where if you view yourself as not being able to be a cause in the world, if you're not able to meaningfully work towards your values, that can be very distressing.</text:p>
      <text:p text:style-name="P1">It can also be a state of quasi Buddhistic like blissful surrender. But there's a question are we flirting with Nihilism there? That's a question. And the other question is, is it even legitimate though, to be an eliminationist on the self and on volition and then just to say it's okay, you're not real, your volition isn't real anyways, don't worry about it.</text:p>
      <text:p text:style-name="P1">1:32:29 Was that even a legitimate intellectual move to begin with?</text:p>
      <text:p text:style-name="P1"><text:soft-page-break/>I would argue it wasn't. So yeah, I think this is mistakes here for people's sense of themselves. I believe they really matter and I believe they have both social and clinical and social consequences, existential consequences for people. And I'm glad that there's a growing community of people in the neurophilosophy of free will who have been doing a really great job pushing against some of these, I believe, excessively inflationary views. And I believe that active inference.</text:p>
      <text:p text:style-name="P1">Might be a really valuable contribution to these efforts in terms of providing formal models and models that can go across this Azarian neurophenomological stack or computational phenomenological, set up and actually address these phenomena in enough detail, we're not only feel meaningfully satisfied where we understand our own agency, that we could intervene and hopefully for the better.</text:p>
      <text:p text:style-name="P1"/>
      <text:p text:style-name="P1">1:33:32 Daniel:</text:p>
      <text:p text:style-name="P1">Yeah, just some last thoughts on that. That's very powerful and the mutual constraints and the interdependencies of the different levels like it may come down to someone's genetic sequence of a receptor or some kind of binding affinity with a molecule but then it could also be integrated in kind of a full stack way with talk or action or changes to the niche. So it gives like a full stack. Yes and way that's not, I think, a dead end.</text:p>
      <text:p text:style-name="P1">It's more like a starting state. Like if the computer weren't working and then there was like the hardware and there's a software but then moving beyond just that type of analogy, just very powerful about burnout and about the different cognitive ways that we might get there and get into it and get out of it.</text:p>
      <text:p text:style-name="P1">1:34:36 And so it's like stoicism or whatever, plus preferences, because it's not just the neutral stance, it's not just a descriptive stance on burnout. There's like a preference there. So Adam, do you have any other thoughts?</text:p>
      <text:p text:style-name="P1">Please feel free.</text:p>
      <text:p text:style-name="P1"/>
      <text:p text:style-name="P1">1:35:01 Adam:</text:p>
      <text:p text:style-name="P1">And this is like to follow up on the comment where I say like these somewhat Buddhistic eliminativist framings of agency and I said, are they even legitimate? I'm going to argue no, they're not. And specifically if we're thinking of something like modeling the self through time as a high level controller, if you engage in some sort of practice, whether it's disciplined meditation for a long period of times or you've taken like a very high dose of psychedelics and you've basically collapsed the depth of the temporal depth and counterfactuals fitness force your generative model. You will not find yourself there. You will be gone.</text:p>
      <text:p text:style-name="P1">There will be no like you to talk about. And you might call this something like ego death. But then to say that there never was a you process to begin with, I believe that is actually illegitimate. You've basically used the search strategy that a priori should not have been able to find the self.</text:p>
      <text:p text:style-name="P1">1:36:03 And then using that search strategy, you then concluded it didn't exist.</text:p>
      <text:p text:style-name="P1">And I think that just doesn't work. So in this case, to quote Dennis again, individuals, their narratives, their persons, they're real patterns, but also there's a reflexiveness to it where their own belief and their own reality is an important part of their causal significance. And so I think it would be good to have some nice debates with different members of the active inference community who are more deflationary on things like selves self processes and agency. Because ultimately I think this is a thing where it's going to be. While we should be respectful and disagreements, I think it really matters we get it right to the extent we can.</text:p>
      <text:p text:style-name="P1"/>
      <text:p text:style-name="P17">1:37:03 Daniel:</text:p>
      <text:p text:style-name="P17">Thank you, Adam, for the excellent presentation. Apologies for any internet glitches that might have happened. We are a strange loop and this has been a strange livestream.</text:p>
      <text:p text:style-name="P17"/>
      <text:p text:style-name="P17"><text:soft-page-break/>1:37:17 Adam:</text:p>
      <text:p text:style-name="P17"><text:span text:style-name="T17">A</text:span><text:span text:style-name="T14">lways good talking to you, </text:span><text:span text:style-name="T17">D</text:span><text:span text:style-name="T14">aniel!</text:span></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1-28T20:44:52.706000000</dc:date>
    <meta:editing-duration>PT5H34M31S</meta:editing-duration>
    <meta:editing-cycles>14</meta:editing-cycles>
    <meta:generator>LibreOffice/7.4.1.2$Windows_X86_64 LibreOffice_project/3c58a8f3a960df8bc8fd77b461821e42c061c5f0</meta:generator>
    <meta:document-statistic meta:table-count="1" meta:image-count="0" meta:object-count="0" meta:page-count="22" meta:paragraph-count="298" meta:word-count="13940" meta:character-count="80853" meta:non-whitespace-character-count="67210"/>
  </office:meta>
</office:document-meta>
</file>